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d69" officeooo:paragraph-rsid="00031d69"/>
    </style:style>
    <style:style style:name="P2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paragraph-rsid="00042019"/>
    </style:style>
    <style:style style:name="P3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officeooo:rsid="00042019" officeooo:paragraph-rsid="00042019"/>
    </style:style>
    <style:style style:name="P4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officeooo:rsid="000791fd" officeooo:paragraph-rsid="000791fd"/>
    </style:style>
    <style:style style:name="P5" style:family="paragraph" style:parent-style-name="Standard">
      <style:text-properties officeooo:rsid="00074ce8" officeooo:paragraph-rsid="00074ce8"/>
    </style:style>
    <style:style style:name="T1" style:family="text">
      <style:text-properties officeooo:rsid="00042019"/>
    </style:style>
    <style:style style:name="T2" style:family="text">
      <style:text-properties officeooo:rsid="0005ab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low start jusqu’au seuil (phase 1) puis augmentation linéaire (pahse 2)</text:p>
      <text:p text:style-name="P1">Perte d’Ack → Cwnd / 2 <text:span text:style-name="T2">suivi d’un congestion avoidance (phase 2) linéaire</text:span></text:p>
      <text:p text:style-name="P1">Perte de temporisation → Cwnd = 1 <text:span text:style-name="T1">(timeout) </text:span><text:span text:style-name="T2">suivi d’un slow start (phase 1) exponentielle</text:span></text:p>
      <text:p text:style-name="P1"/>
      <text:p text:style-name="P2">contrôle de congestion = contrôle de capacité des terminaux (pas des routeurs)</text:p>
      <text:p text:style-name="P2"/>
      <text:p text:style-name="P3">Laisser du temps au reseau d'absorber les paquets quand y a un timeout</text:p>
      <text:p text:style-name="P3"/>
      <text:p text:style-name="P4">congestion plus sévère lors d’un timeout (c’est pourquoi Cnwd = 1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5:16:48.345963381</meta:creation-date>
    <dc:date>2020-10-20T15:49:10.151866961</dc:date>
    <meta:editing-duration>PT32M20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6" meta:word-count="75" meta:character-count="448" meta:non-whitespace-character-count="379"/>
  </office:meta>
</office:document-meta>
</file>